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7c" officeooo:paragraph-rsid="00018e7c"/>
    </style:style>
    <style:style style:name="P2" style:family="paragraph" style:parent-style-name="Standard">
      <style:text-properties officeooo:rsid="00041b7a" officeooo:paragraph-rsid="00041b7a"/>
    </style:style>
    <style:style style:name="T1" style:family="text">
      <style:text-properties officeooo:rsid="00030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ipi <text:span text:style-name="T1">gg</text:span></text:p>
      <text:p text:style-name="P2">pqpqpq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0:47:20.139879700</meta:creation-date>
    <dc:date>2025-11-02T21:08:59.087643500</dc:date>
    <meta:editing-duration>PT21M42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" meta:word-count="3" meta:character-count="15" meta:non-whitespace-character-count="14"/>
  </office:meta>
</office:document-meta>
</file>